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FMono-Regular" svg:font-family="SFMono-Regular, Consolas, 'Liberation Mono', Menlo, Courier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4292e" style:font-name="SFMono-Regular" fo:font-size="11pt" fo:letter-spacing="normal" fo:font-style="normal" fo:font-weight="normal" style:font-size-asian="11pt" style:font-size-complex="11pt"/>
    </style:style>
    <style:style style:name="P2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4292e" style:font-name="SFMono-Regular" fo:font-size="11pt" fo:letter-spacing="normal" fo:font-style="normal" fo:font-weight="normal" officeooo:rsid="00120c5a" officeooo:paragraph-rsid="00120c5a" style:font-size-asian="11pt" style:font-size-complex="11pt"/>
    </style:style>
    <style:style style:name="P3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4292e" style:font-name="SFMono-Regular" fo:font-size="11pt" fo:letter-spacing="normal" fo:font-style="normal" fo:font-weight="normal" officeooo:rsid="001486bf" officeooo:paragraph-rsid="001486bf" style:font-size-asian="11pt" style:font-size-complex="11pt"/>
    </style:style>
    <style:style style:name="P4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4292e" style:font-name="SFMono-Regular" fo:font-size="11pt" fo:letter-spacing="normal" fo:font-style="normal" fo:font-weight="normal" officeooo:rsid="00139a69" officeooo:paragraph-rsid="00139a69" style:font-size-asian="11pt" style:font-size-complex="11pt"/>
    </style:style>
    <style:style style:name="P5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4292e" style:font-name="SFMono-Regular" fo:font-size="11pt" fo:letter-spacing="normal" fo:font-style="normal" fo:font-weight="normal" officeooo:rsid="00154ff8" officeooo:paragraph-rsid="00154ff8" style:font-size-asian="11pt" style:font-size-complex="11pt"/>
    </style:style>
    <style:style style:name="P6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4292e" style:font-name="SFMono-Regular" fo:font-size="11pt" fo:letter-spacing="normal" fo:font-style="normal" fo:font-weight="normal" officeooo:rsid="00156ab6" officeooo:paragraph-rsid="00156ab6" style:font-size-asian="11pt" style:font-size-complex="11pt"/>
    </style:style>
    <style:style style:name="P7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4292e" style:font-name="SFMono-Regular" fo:font-size="11pt" fo:letter-spacing="normal" fo:font-style="normal" fo:font-weight="normal" officeooo:rsid="0017a2f5" officeooo:paragraph-rsid="0017a2f5" style:font-size-asian="11pt" style:font-size-complex="11pt"/>
    </style:style>
    <style:style style:name="T1" style:family="text">
      <style:text-properties officeooo:rsid="00120c5a"/>
    </style:style>
    <style:style style:name="T2" style:family="text">
      <style:text-properties officeooo:rsid="00139a69"/>
    </style:style>
    <style:style style:name="T3" style:family="text">
      <style:text-properties officeooo:rsid="00154ff8"/>
    </style:style>
    <style:style style:name="T4" style:family="text">
      <style:text-properties officeooo:rsid="00156ab6"/>
    </style:style>
    <style:style style:name="T5" style:family="text">
      <style:text-properties officeooo:rsid="00173f65"/>
    </style:style>
    <style:style style:name="T6" style:family="text">
      <style:text-properties officeooo:rsid="001795d0"/>
    </style:style>
    <style:style style:name="T7" style:family="text">
      <style:text-properties officeooo:rsid="0017a2f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1. </text:span>What is regression? What is retesting?</text:p>
      <text:p text:style-name="P1"/>
      <text:p text:style-name="P2">Regression testing is then when we test the whole system.</text:p>
      <text:p text:style-name="P2">And retesting is then when we test the part where we find <text:span text:style-name="T2">and fix </text:span>a bug.</text:p>
      <text:p text:style-name="P2"/>
      <text:p text:style-name="P2"/>
      <text:p text:style-name="P2">2. What is the relationship between the following: error, bug, defect, fault, failure.</text:p>
      <text:p text:style-name="P2"/>
      <text:p text:style-name="P3">Error is a mistake in code, but if is found by a tester is called defect. If is found by a developer is bug. </text:p>
      <text:p text:style-name="P3">In conclusion all the terms are the same, that means there is a problem with the software and need to be resolved.</text:p>
      <text:p text:style-name="P2"/>
      <text:p text:style-name="P2">3. Name the difference between agile &amp; v-model. (Please specify some roles and cycles for these)</text:p>
      <text:p text:style-name="P2"/>
      <text:p text:style-name="P3">In the V model we have: <text:s text:c="30"/><text:span text:style-name="T7">cons: very rigid and least flexibility</text:span></text:p>
      <text:p text:style-name="P3">- client specifications</text:p>
      <text:p text:style-name="P3">- functional specifications</text:p>
      <text:p text:style-name="P3">- hight level design</text:p>
      <text:p text:style-name="P3">- low level design</text:p>
      <text:p text:style-name="P3">- <text:span text:style-name="T3">code</text:span></text:p>
      <text:p text:style-name="P3">- <text:span text:style-name="T3">unit test</text:span></text:p>
      <text:p text:style-name="P3">- <text:span text:style-name="T3">system test</text:span></text:p>
      <text:p text:style-name="P3">- <text:span text:style-name="T3">integresion test</text:span></text:p>
      <text:p text:style-name="P3">- <text:span text:style-name="T3">acceptance test</text:span></text:p>
      <text:p text:style-name="P3"/>
      <text:p text:style-name="P3"/>
      <text:p text:style-name="P7">Agile principles:</text:p>
      <text:p text:style-name="P7">- colaboration</text:p>
      <text:p text:style-name="P7">- flexibility</text:p>
      <text:p text:style-name="P7">- adaptability</text:p>
      <text:p text:style-name="P2"/>
      <text:p text:style-name="P2">4. Please state what is black box testing? How about white box testing? You can also give an example.</text:p>
      <text:p text:style-name="P2"/>
      <text:p text:style-name="P4">In White box testing code is visible.</text:p>
      <text:p text:style-name="P4">In black box testing we know the inputs and the outputs, and we need to compare the outputs with the result.</text:p>
      <text:p text:style-name="P2"/>
      <text:p text:style-name="P2"><text:span text:style-name="T3">5. </text:span>In the images folder you have a login form. Create Test Cases for the given form</text:p>
      <text:p text:style-name="P2"/>
      <text:p text:style-name="P5">test cases:</text:p>
      <text:p text:style-name="P5">- if we don’t have an account we choose the part with sign up, an<text:span text:style-name="T6">d</text:span> create one.</text:p>
      <text:p text:style-name="P5">- if we have an account we try to log in: write the <text:s/>user name and password, if are correct you are in, if the write wrong need to show you a message</text:p>
      <text:p text:style-name="P5">- if you click one of the icon that you can log in with facebook, google or linkedin, it opens a new file with the site</text:p>
      <text:p text:style-name="P5">- <text:span text:style-name="T5">if you click on “forgot your password?”: a new page must appear were you complete with your e-mail address</text:span></text:p>
      <text:p text:style-name="P5">- </text:p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><text:span text:style-name="T4">6. </text:span>Consider that you have found a defect in the form for the previous exercise. Create a bug report for it</text:p>
      <text:p text:style-name="P5"/>
      <text:p text:style-name="P5"><text:span text:style-name="T4">the bug </text:span>- <text:span text:style-name="T4">when we click on facebook login, the new page do not open</text:span></text:p>
      <text:p text:style-name="P5"/>
      <text:p text:style-name="P6">Bug report:</text:p>
      <text:p text:style-name="P6"/>
      <text:p text:style-name="P6"><text:s/>title: the page doesn’t open</text:p>
      <text:p text:style-name="P6">severity: high</text:p>
      <text:p text:style-name="P6">priority: high</text:p>
      <text:p text:style-name="P6">steps: don’t have an account, want to log in with facebook, the new page not appear</text:p>
      <text:p text:style-name="P6">actual result: the new page does not open</text:p>
      <text:p text:style-name="P6">expected results: open a page with my facebook account</text:p>
      <text:p text:style-name="P6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FMono-Regular" svg:font-family="SFMono-Regular, Consolas, 'Liberation Mono', Menlo, Courier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4T18:01:48.548269436</meta:creation-date>
    <dc:date>2019-04-24T19:18:09.907342070</dc:date>
    <meta:editing-duration>PT14M46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2" meta:paragraph-count="40" meta:word-count="399" meta:character-count="2093" meta:non-whitespace-character-count="1700"/>
  </office:meta>
</office:document-meta>
</file>